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Liberation Sans" fo:font-size="14pt" style:font-size-asian="14pt" style:font-size-complex="14pt"/>
    </style:style>
    <style:style style:name="P3" style:family="paragraph" style:parent-style-name="Standard">
      <style:paragraph-properties fo:text-align="center" style:justify-single-word="false"/>
      <style:text-properties style:font-name="Liberation Sans" fo:font-size="11pt" style:font-size-asian="11pt" style:font-size-complex="11pt"/>
    </style:style>
    <style:style style:name="P4" style:family="paragraph" style:parent-style-name="Standard">
      <style:paragraph-properties fo:text-align="start" style:justify-single-word="false"/>
      <style:text-properties style:font-name="Liberation Sans" fo:font-size="11pt" style:font-size-asian="11pt" style:font-size-complex="11pt"/>
    </style:style>
    <style:style style:name="P5" style:family="paragraph" style:parent-style-name="Standard">
      <style:paragraph-properties fo:text-align="start" style:justify-single-word="false"/>
      <style:text-properties style:font-name="Liberation Sans" fo:font-size="11pt" fo:font-weight="bold" style:font-size-asian="11pt" style:font-weight-asian="bold" style:font-size-complex="11pt" style:font-weight-complex="bold"/>
    </style:style>
    <style:style style:name="P6" style:family="paragraph" style:parent-style-name="Standard">
      <style:paragraph-properties fo:text-align="start" style:justify-single-word="false"/>
      <style:text-properties style:font-name="Liberation Sans" fo:font-size="11pt"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paragraph-properties fo:text-align="start" style:justify-single-word="false"/>
      <style:text-properties style:font-name="Liberation Sans" fo:font-size="11pt" fo:font-style="italic" style:font-size-asian="11pt" style:font-style-asian="italic" style:font-size-complex="11pt" style:font-style-complex="italic"/>
    </style:style>
    <style:style style:name="P8" style:family="paragraph" style:parent-style-name="Standard">
      <style:paragraph-properties fo:text-align="start" style:justify-single-word="false"/>
      <style:text-properties style:font-name="Liberation Sans"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Standard">
      <style:paragraph-properties fo:text-align="start" style:justify-single-word="false"/>
      <style:text-properties style:font-name="Liberation Sans" fo:font-size="11pt"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start" style:justify-single-word="false"/>
      <style:text-properties style:font-name="Liberation Sans" fo:font-size="11pt" fo:font-style="normal" fo:font-weight="bold" style:font-size-asian="11pt" style:font-style-asian="normal" style:font-weight-asian="bold" style:font-size-complex="11pt" style:font-style-complex="normal" style:font-weight-complex="bold"/>
    </style:style>
    <style:style style:name="P11" style:family="paragraph" style:parent-style-name="Standard">
      <style:paragraph-properties fo:text-align="start" style:justify-single-word="false"/>
      <style:text-properties style:font-name="Liberation Sans" fo:font-size="11pt" fo:font-style="normal" style:font-size-asian="11pt" style:font-style-asian="normal" style:font-size-complex="11pt" style:font-style-complex="normal"/>
    </style:style>
    <style:style style:name="P12" style:family="paragraph" style:parent-style-name="Standard">
      <style:paragraph-properties fo:text-align="center" style:justify-single-word="false"/>
      <style:text-properties style:font-name="Liberation Sans" fo:font-size="8pt" fo:font-weight="normal" style:font-size-asian="8pt" style:font-weight-asian="normal" style:font-size-complex="8pt" style:font-weight-complex="normal"/>
    </style:style>
    <style:style style:name="P13" style:family="paragraph" style:parent-style-name="Horizontal_20_Line">
      <style:text-properties style:font-name="Liberation Sans" fo:font-size="11pt" style:font-size-asian="11pt" style:font-size-complex="11pt"/>
    </style:style>
    <style:style style:name="P14" style:family="paragraph" style:parent-style-name="Horizontal_20_Line">
      <style:text-properties style:font-name="Liberation Sans" fo:font-size="11pt" fo:font-style="italic" fo:font-weight="bold" style:font-size-asian="11pt" style:font-style-asian="italic" style:font-weight-asian="bold" style:font-size-complex="11pt" style:font-style-complex="italic" style:font-weight-complex="bold"/>
    </style:style>
    <style:style style:name="P15" style:family="paragraph" style:parent-style-name="Standard">
      <style:paragraph-properties fo:text-align="start" style:justify-single-word="false"/>
      <style:text-properties style:font-name="Liberation Sans" fo:font-size="11pt" fo:font-style="normal" style:font-size-asian="11pt" style:font-style-asian="normal" style:font-size-complex="11pt" style:font-style-complex="normal"/>
    </style:style>
    <style:style style:name="P16" style:family="paragraph" style:parent-style-name="Standard" style:list-style-name="L1">
      <style:paragraph-properties fo:text-align="start" style:justify-single-word="false"/>
      <style:text-properties style:font-name="Liberation Sans" fo:font-size="11pt" fo:font-style="normal" style:font-size-asian="11pt" style:font-style-asian="normal" style:font-size-complex="11pt" style:font-style-complex="normal"/>
    </style:style>
    <style:style style:name="P17" style:family="paragraph" style:parent-style-name="Standard" style:list-style-name="L3">
      <style:paragraph-properties fo:text-align="start" style:justify-single-word="false"/>
      <style:text-properties style:font-name="Liberation Sans" fo:font-size="11pt" fo:font-style="normal" style:font-size-asian="11pt" style:font-style-asian="normal" style:font-size-complex="11pt" style:font-style-complex="normal"/>
    </style:style>
    <style:style style:name="P18" style:family="paragraph" style:parent-style-name="Standard" style:list-style-name="L2">
      <style:paragraph-properties fo:text-align="start" style:justify-single-word="false"/>
      <style:text-properties style:font-name="Liberation Sans" fo:font-size="11pt" fo:font-style="normal" fo:font-weight="normal" style:font-size-asian="11pt" style:font-style-asian="normal" style:font-weight-asian="normal" style:font-size-complex="11pt" style:font-style-complex="normal" style:font-weight-complex="normal"/>
    </style:style>
    <style:style style:name="P19" style:family="paragraph" style:parent-style-name="Standard">
      <style:paragraph-properties fo:text-align="start" style:justify-single-word="false"/>
      <style:text-properties style:font-name="Liberation Sans" fo:font-size="11pt" fo:font-style="italic" style:font-size-asian="11pt" style:font-style-asian="italic" style:font-size-complex="11pt" style:font-style-complex="italic"/>
    </style:style>
    <style:style style:name="P20" style:family="paragraph" style:parent-style-name="Standard">
      <style:paragraph-properties fo:text-align="start" style:justify-single-word="false"/>
      <style:text-properties style:font-name="Liberation Sans" fo:font-size="11pt" style:font-size-asian="11pt" style:font-size-complex="11pt"/>
    </style:style>
    <style:style style:name="P21" style:family="paragraph" style:parent-style-name="Horizontal_20_Line">
      <style:text-properties style:font-name="Liberation Sans" fo:font-size="11pt" fo:font-style="normal" style:font-size-asian="11pt" style:font-style-asian="normal" style:font-size-complex="11pt" style:font-style-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weight="bold" style:font-weight-asian="bold" style:font-weight-complex="bol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Yet Another Personal Organization Application</text:p>
      <text:p text:style-name="P12">(Working Title)</text:p>
      <text:p text:style-name="P2">Design Document</text:p>
      <text:p text:style-name="P2"/>
      <text:p text:style-name="P3">Shane Sims</text:p>
      <text:p text:style-name="P3">September 16, 2016</text:p>
      <text:p text:style-name="P3"/>
      <text:p text:style-name="P5">Overview</text:p>
      <text:p text:style-name="P13"/>
      <text:p text:style-name="P4">Yet Another Personal Organization Application (YAPOA) is what it sounds like. Personal Organization tools include <text:span text:style-name="T1">notes, journal, tasks, </text:span><text:span text:style-name="T3">and </text:span><text:span text:style-name="T1">goals. </text:span><text:span text:style-name="T3">The goal for YAPOA is to help users organize their lives and serve as a motivational and therapeutic outlet. We all have so much to do and so much we want to accomplish – so much to stress out about. For me, the organizational aspect of managing my life can stress me out just as much as the actual things I have to do. YAPOA will take the stress away by, not only, storing one's organizational information in one place, but also by having a simple and intuitive UI, as well as visual tools for being able to </text:span><text:span text:style-name="T1">see </text:span><text:span text:style-name="T3">what one has to do, not read. </text:span></text:p>
      <text:p text:style-name="P4"><text:span text:style-name="T3"/></text:p>
      <text:p text:style-name="P4"><text:span text:style-name="T3">The therapeutic aspect of YAPOA will come from these visual tools, and from the </text:span><text:span text:style-name="T1">journal</text:span><text:span text:style-name="T3"> feature. I keep a personal journal, and I find dumping my thoughts in it relaxing. It would be nice to have my journal on the cloud, accessible from anywhere. I hope YAPOA users might </text:span><text:span text:style-name="T1">start </text:span><text:span text:style-name="T3">keeping a journal from using this app. As far as visual tools go, some examples of satisfying <text:s/>feedback might be animations for crossing things off a to-do list, node-branch style graphs of one's notes for easy contextualization, and a view to </text:span><text:span text:style-name="T1">see </text:span><text:span text:style-name="T3">(not read)</text:span><text:span text:style-name="T1"> </text:span><text:span text:style-name="T3">what's coming up in the next week. A user needs to able to open the app and understand their tasks </text:span><text:span text:style-name="T1">at a glance</text:span><text:span text:style-name="T3"> – no sifting through menus, reading blocks of text, etc. </text:span></text:p>
      <text:p text:style-name="P4"><text:span text:style-name="T3"/></text:p>
      <text:p text:style-name="P4"><text:span text:style-name="T3">The motivational aspect of YAPOA will come from the </text:span><text:span text:style-name="T1">goals</text:span><text:span text:style-name="T3"> tool, and some part of </text:span><text:span text:style-name="T1">tasks. </text:span><text:span text:style-name="T3">Some examples are having a view of a user's long term goals which is visible from many parts of the application. To remind the user of their ultimate goals. Also, user's can link a task with a long-term goal, so they might </text:span><text:span text:style-name="T1">see </text:span><text:span text:style-name="T3">what they've been doing towards their long-term goals. </text:span></text:p>
      <text:p text:style-name="P11"/>
      <text:p text:style-name="P4">It is probably evident from this summary that <text:span text:style-name="T6">YAPOA will focus heavily on </text:span><text:span text:style-name="T2">visual </text:span><text:span text:style-name="T5">feedback as a means of organization. This is the main component of YAPOA which will separate it from its competitors. </text:span></text:p>
      <text:p text:style-name="P11"/>
      <text:p text:style-name="P7"/>
      <text:p text:style-name="P7">/*</text:p>
      <text:p text:style-name="P11">Storing the organizational information of one's life is not a challenge, displaying it to user's in a way which will increase their understanding is the challenge. Ideally, a user can look at the front page of their account, and have a complete understanding their relevant logistics. Likewise, a user should be able to open the app and take a note from 1 page. Ease-of-use and smooth user experience are the main focuses of YAPOA. </text:p>
      <text:p text:style-name="P11"/>
      <text:p text:style-name="P11"/>
      <text:p text:style-name="P11">Most important features:</text:p>
      <text:list xml:id="list656659304" text:style-name="L1">
        <text:list-item>
          <text:p text:style-name="P16">At-a-glance organization</text:p>
        </text:list-item>
        <text:list-item>
          <text:p text:style-name="P16">View much information at once, but in a digestible way</text:p>
        </text:list-item>
        <text:list-item>
          <text:p text:style-name="P16">Organize the way we <text:span text:style-name="T1">think</text:span> about organization. </text:p>
        </text:list-item>
      </text:list>
      <text:p text:style-name="P11"/>
      <text:p text:style-name="P7">*/</text:p>
      <text:p text:style-name="P7"/>
      <text:p text:style-name="P4"><text:soft-page-break/></text:p>
      <text:p text:style-name="P5">Competitors</text:p>
      <text:p text:style-name="P13"/>
      <text:p text:style-name="P11">Evernote, HiTask, many others.</text:p>
      <text:p text:style-name="P5"/>
      <text:p text:style-name="P5"/>
      <text:p text:style-name="P5">Monetization</text:p>
      <text:p text:style-name="P21"/>
      <text:p text:style-name="P9"/>
      <text:p text:style-name="P9"/>
      <text:p text:style-name="P9"/>
      <text:p text:style-name="P10">Development Schedule </text:p>
      <text:p text:style-name="P14"/>
      <text:list xml:id="list1739530070" text:style-name="L2">
        <text:list-item>
          <text:p text:style-name="P18">Notes</text:p>
        </text:list-item>
        <text:list-item>
          <text:p text:style-name="P18">Auxiliary Tools</text:p>
          <text:p text:style-name="P18">i. Login / Logout</text:p>
          <text:p text:style-name="P18">ii. Signup</text:p>
          <text:p text:style-name="P18">iii. Landing</text:p>
          <text:p text:style-name="P18">iv. Profile / Settings</text:p>
        </text:list-item>
      </text:list>
      <text:p text:style-name="P9"/>
      <text:p text:style-name="P6">Developers</text:p>
      <text:p text:style-name="P9"><text:tab/></text:p>
      <text:p text:style-name="P9"><text:tab/>Shane Sims</text:p>
      <text:p text:style-name="P9"><text:tab/>- B.S. Computer Science</text:p>
      <text:p text:style-name="P9"><text:tab/>- 2 years industry experience</text:p>
      <text:p text:style-name="P9"><text:tab/>- Relevant framework experience</text:p>
      <text:p text:style-name="P9"><text:tab/><text:tab/>- Ruby on Rails</text:p>
      <text:p text:style-name="P9"><text:tab/><text:tab/>- Server Configuration – Some, web hosting RoR apps</text:p>
      <text:p text:style-name="P9"><text:tab/><text:tab/><text:tab/>- NGINX</text:p>
      <text:p text:style-name="P9"><text:tab/><text:tab/><text:tab/>- Passenger</text:p>
      <text:p text:style-name="P9"><text:tab/><text:tab/><text:tab/>- Capistrano</text:p>
      <text:p text:style-name="P9"><text:tab/><text:tab/><text:tab/>- Sinatra</text:p>
      <text:p text:style-name="P9"><text:tab/><text:tab/><text:tab/>- Heroku</text:p>
      <text:p text:style-name="P9"><text:tab/><text:tab/><text:tab/>- Digital Ocean</text:p>
      <text:p text:style-name="P9"/>
      <text:p text:style-name="P5"/>
      <text:p text:style-name="P5">Functional Description</text:p>
      <text:p text:style-name="P14"/>
      <text:p text:style-name="P8">Views</text:p>
      <text:p text:style-name="P7"/>
      <text:p text:style-name="P7"><text:span text:style-name="T4">I.</text:span><text:span text:style-name="T5"> </text:span>Notes</text:p>
      <text:p text:style-name="P11"/>
      <text:p text:style-name="P11">Notes have titles and bodies. The Notes page shows all of a user's notes using a <text:span text:style-name="T1">directory, file </text:span>style view which is simple, and visually descriptive. The goal being that a user can access individual notes, while visually contextualizing all of their other notes at the same time. The single note being inspected has both its title and body visible and editable. The other notes and directories only have their titles in view. The directories and other files are visible in an intuitive, and helpful way; perhaps a tree, some other node-branch graph.. Exact visual layout unknown. A tree structure could go from left to right with <text:soft-page-break/>individual lines going from directory nodes to child nodes. Maybe from top-to bottom.</text:p>
      <text:p text:style-name="P11"/>
      <text:p text:style-name="P7"><text:tab/>// <text:s/>Add Drawing</text:p>
      <text:p text:style-name="P7"/>
      <text:list xml:id="list339701431" text:style-name="L3">
        <text:list-item>
          <text:p text:style-name="P17">Single note</text:p>
        </text:list-item>
        <text:list-item>
          <text:p text:style-name="P17">Note and directory navigation</text:p>
        </text:list-item>
        <text:list-item>
          <text:p text:style-name="P17">Site navigation bar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6T17:46:48</meta:creation-date>
    <meta:generator>LibreOffice/3.5$Linux_X86_64 LibreOffice_project/350m1$Build-2</meta:generator>
    <dc:date>2016-09-18T14:28:43</dc:date>
    <meta:editing-duration>PT1H51M36S</meta:editing-duration>
    <meta:editing-cycles>11</meta:editing-cycles>
    <meta:document-statistic meta:table-count="0" meta:image-count="0" meta:object-count="0" meta:page-count="3" meta:paragraph-count="49" meta:word-count="677" meta:character-count="3922" meta:non-whitespace-character-count="3263"/>
  </office:meta>
</office:document-meta>
</file>